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style:font-name-asian="MicrosoftSansSerif" style:font-size-asian="10.5pt" style:font-name-complex="MicrosoftSansSerif" style:font-size-complex="10.5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.5pt" fo:font-weight="bold" style:font-name-asian="MicrosoftSansSerif" style:font-size-asian="10.5pt" style:font-weight-asian="bold" style:font-name-complex="MicrosoftSansSerif" style:font-size-complex="10.5pt" style:font-weight-complex="bold"/>
    </style:style>
    <style:style style:name="P4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0pt" style:font-name-asian="MicrosoftSansSerif" style:font-size-asian="10pt" style:font-name-complex="MicrosoftSansSerif" style:font-size-complex="10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11pt" style:font-name-asian="MicrosoftSansSerif" style:font-size-asian="11pt" style:font-name-complex="MicrosoftSansSerif" style:font-size-complex="11pt"/>
    </style:style>
    <style:style style:name="P6" style:family="paragraph" style:parent-style-name="Standard" style:list-style-name="">
      <style:paragraph-properties fo:text-align="start" style:justify-single-word="false" style:text-autospace="none"/>
      <style:text-properties style:font-name="MicrosoftSansSerif" fo:font-size="9.5pt" style:font-name-asian="MicrosoftSansSerif" style:font-size-asian="9.5pt" style:font-name-complex="MicrosoftSansSerif" style:font-size-complex="9.5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MicrosoftSansSerif" fo:font-size="10.5pt" style:font-name-asian="MicrosoftSansSerif" style:font-size-asian="10.5pt" style:font-name-complex="MicrosoftSansSerif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Yummy Lentil Soup</text:p>
      <text:p text:style-name="P2"/>
      <text:p text:style-name="P2">3 c lentils</text:p>
      <text:p text:style-name="P2">8 c water</text:p>
      <text:p text:style-name="P2">3 T chicken bouillon powder or 6 bouillon</text:p>
      <text:p text:style-name="P2">cubes</text:p>
      <text:p text:style-name="P2">1 T salt</text:p>
      <text:p text:style-name="P2">1 lb hamburger</text:p>
      <text:p text:style-name="P2">1 onion, chopped fine</text:p>
      <text:p text:style-name="P2">3 ribs celery, chopped</text:p>
      <text:p text:style-name="P2">2 t minced garlic</text:p>
      <text:p text:style-name="P2">6 c water</text:p>
      <text:p text:style-name="P2">1 t oregano</text:p>
      <text:p text:style-name="P2">2 T broth powder</text:p>
      <text:p text:style-name="P2">1 can Rotel brand tomatoes</text:p>
      <text:p text:style-name="P2">Tabasco Sauce, or any brand of hot pepper</text:p>
      <text:p text:style-name="P2">sauce, a few shakes, optional</text:p>
      <text:p text:style-name="P2"/>
      <text:p text:style-name="P2">In a large soup pot combine the first four ingredients. Bring to a boil, reduce heat and let simmer for</text:p>
      <text:p text:style-name="P2">30 minutes. While lentils are cooking fry hamburger with onion, celery and garlic until meat is no</text:p>
      <text:p text:style-name="P2">longer pink and all veggies are cooked tender.</text:p>
      <text:p text:style-name="P2"/>
      <text:p text:style-name="P2">When cooking time is finished for the lentils add hamburger mixture, 6 cups water, broth powder.</text:p>
      <text:p text:style-name="P2">Bring to a boil and let this cook for another 25 minutes. Add can of Rotel tomatoes and Tabasco</text:p>
      <text:p text:style-name="P2">sauce, if using. Taste and adjust salt if needed. Ser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30:52.28</meta:creation-date>
    <dc:date>2017-05-05T19:45:50.28</dc:date>
    <dc:creator>Crystal Miller</dc:creator>
    <meta:editing-duration>PT12M24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22" meta:word-count="154" meta:character-count="791"/>
  </office:meta>
</office:document-meta>
</file>